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98.83mm" svg:height="89.96mm" svg:x="130.19mm" svg:y="28.84mm">
            <loext:p draw:notify-on-update-of-ranges="Sheet1.F2:Sheet1.F2 Sheet1.D3:Sheet1.D62 Sheet1.F3:Sheet1.F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6" table:default-cell-style-name="ce1"/>
        <table:table-row table:style-name="ro1">
          <table:table-cell office:value-type="string" calcext:value-type="string">
            <text:p>from https://github.com/rdkit/rdkit/blob/8bed437c5f00e974e60fe6d6a67b8a1096854e5d/Code/GraphMol/atomic_data.cpp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atomic numb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ov radius</text:p>
          </table:table-cell>
          <table:table-cell office:value-type="string" calcext:value-type="string">
            <text:p>VDW radius (angstrom</text:p>
          </table:table-cell>
          <table:table-cell/>
          <table:table-cell office:value-type="string" calcext:value-type="string">
            <text:p>wikipedia (angstrom)</text:p>
          </table:table-cell>
          <table:table-cell office:value-type="string" calcext:value-type="string">
            <text:p>from ref (a)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2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0.93" calcext:value-type="float">
            <text:p>0.9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68" calcext:value-type="float">
            <text:p>0.68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1.82" calcext:value-type="float">
            <text:p>1.82</text:p>
          </table:table-cell>
          <table:table-cell table:number-columns-repeated="2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0.35" calcext:value-type="float">
            <text:p>0.3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83" calcext:value-type="float">
            <text:p>0.83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0.68" calcext:value-type="float">
            <text:p>0.68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float" office:value="1.55" calcext:value-type="float">
            <text:p>1.55</text:p>
          </table:table-cell>
          <table:table-cell table:number-columns-repeated="2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0.68" calcext:value-type="float">
            <text:p>0.6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52" calcext:value-type="float">
            <text:p>1.52</text:p>
          </table:table-cell>
          <table:table-cell table:number-columns-repeated="2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.64" calcext:value-type="float">
            <text:p>0.64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1.12" calcext:value-type="float">
            <text:p>1.12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1.54" calcext:value-type="float">
            <text:p>1.54</text:p>
          </table:table-cell>
          <table:table-cell table:number-columns-repeated="2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97" calcext:value-type="float">
            <text:p>0.97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2.27" calcext:value-type="float">
            <text:p>2.27</text:p>
          </table:table-cell>
          <table:table-cell table:number-columns-repeated="2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1.1" calcext:value-type="float">
            <text:p>1.1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1.73" calcext:value-type="float">
            <text:p>1.73</text:p>
          </table:table-cell>
          <table:table-cell table:number-columns-repeated="2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1.35" calcext:value-type="float">
            <text:p>1.35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2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75" calcext:value-type="float">
            <text:p>0.75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0.99" calcext:value-type="float">
            <text:p>0.99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1.75" calcext:value-type="float">
            <text:p>1.75</text:p>
          </table:table-cell>
          <table:table-cell table:number-columns-repeated="2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1.57" calcext:value-type="float">
            <text:p>1.57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25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1.33" calcext:value-type="float">
            <text:p>1.33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2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99" calcext:value-type="float">
            <text:p>0.99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1.44" calcext:value-type="float">
            <text:p>1.4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1.47" calcext:value-type="float">
            <text:p>1.4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1.33" calcext:value-type="float">
            <text:p>1.33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1.35" calcext:value-type="float">
            <text:p>1.3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1.35" calcext:value-type="float">
            <text:p>1.3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1.34" calcext:value-type="float">
            <text:p>1.3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1.33" calcext:value-type="float">
            <text:p>1.33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1.63" calcext:value-type="float">
            <text:p>1.63</text:p>
          </table:table-cell>
          <table:table-cell table:number-columns-repeated="25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1.52" calcext:value-type="float">
            <text:p>1.5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.39" calcext:value-type="float">
            <text:p>1.39</text:p>
          </table:table-cell>
          <table:table-cell table:number-columns-repeated="25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float" office:value="1.22" calcext:value-type="float">
            <text:p>1.22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1.87" calcext:value-type="float">
            <text:p>1.87</text:p>
          </table:table-cell>
          <table:table-cell table:number-columns-repeated="2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float" office:value="1.17" calcext:value-type="float">
            <text:p>1.1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float" office:value="1.21" calcext:value-type="float">
            <text:p>1.21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float" office:value="1.85" calcext:value-type="float">
            <text:p>1.85</text:p>
          </table:table-cell>
          <table:table-cell table:number-columns-repeated="2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float" office:value="1.22" calcext:value-type="float">
            <text:p>1.2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25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float" office:value="1.21" calcext:value-type="float">
            <text:p>1.2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.85" calcext:value-type="float">
            <text:p>1.85</text:p>
          </table:table-cell>
          <table:table-cell table:number-columns-repeated="2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1.91" calcext:value-type="float">
            <text:p>1.91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float" office:value="2.02" calcext:value-type="float">
            <text:p>2.02</text:p>
          </table:table-cell>
          <table:table-cell table:number-columns-repeated="25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1.47" calcext:value-type="float">
            <text:p>1.4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1.12" calcext:value-type="float">
            <text:p>1.1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1.78" calcext:value-type="float">
            <text:p>1.7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1.56" calcext:value-type="float">
            <text:p>1.56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1.47" calcext:value-type="float">
            <text:p>1.4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float" office:value="1.35" calcext:value-type="float">
            <text:p>1.3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1.45" calcext:value-type="float">
            <text:p>1.4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1.63" calcext:value-type="float">
            <text:p>1.63</text:p>
          </table:table-cell>
          <table:table-cell table:number-columns-repeated="25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1.59" calcext:value-type="float">
            <text:p>1.59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1.72" calcext:value-type="float">
            <text:p>1.72</text:p>
          </table:table-cell>
          <table:table-cell table:number-columns-repeated="25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float" office:value="1.69" calcext:value-type="float">
            <text:p>1.69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25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float" office:value="1.63" calcext:value-type="float">
            <text:p>1.63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1.93" calcext:value-type="float">
            <text:p>1.93</text:p>
          </table:table-cell>
          <table:table-cell table:number-columns-repeated="25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float" office:value="1.46" calcext:value-type="float">
            <text:p>1.46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.17" calcext:value-type="float">
            <text:p>2.17</text:p>
          </table:table-cell>
          <table:table-cell table:number-columns-repeated="2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float" office:value="1.46" calcext:value-type="float">
            <text:p>1.4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float" office:value="1.47" calcext:value-type="float">
            <text:p>1.47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2.06" calcext:value-type="float">
            <text:p>2.06</text:p>
          </table:table-cell>
          <table:table-cell table:number-columns-repeated="25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1.4" calcext:value-type="float">
            <text:p>1.4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.98" calcext:value-type="float">
            <text:p>1.98</text:p>
          </table:table-cell>
          <table:table-cell table:number-columns-repeated="25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float" office:value="1.98" calcext:value-type="float">
            <text:p>1.98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2.16" calcext:value-type="float">
            <text:p>2.16</text:p>
          </table:table-cell>
          <table:table-cell table:number-columns-repeated="25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1.34" calcext:value-type="float">
            <text:p>1.3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string" calcext:value-type="string">
            <text:p>a</text:p>
          </table:table-cell>
          <table:table-cell table:number-columns-repeated="24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1.87" calcext:value-type="float">
            <text:p>1.8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1.83" calcext:value-type="float">
            <text:p>1.83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1.82" calcext:value-type="float">
            <text:p>1.8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float" office:value="1.81" calcext:value-type="float">
            <text:p>1.8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7:21:29.268215706</dc:date>
    <meta:creation-date>2018-09-16T06:13:39Z</meta:creation-date>
    <meta:generator>LibreOffice/5.1.6.2$Linux_X86_64 LibreOffice_project/10m0$Build-2</meta:generator>
    <meta:editing-duration>PT3H22S</meta:editing-duration>
    <meta:editing-cycles>2</meta:editing-cycles>
    <meta:document-statistic meta:table-count="3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84cm" svg:height="8.997cm" xlink:href=".." xlink:type="simple" chart:class="chart:scatter" chart:style-name="ch1">
        <chart:plot-area chart:style-name="ch2" table:cell-range-address="Sheet1.F2:Sheet1.F62 Sheet1.D3:Sheet1.D62" chart:data-source-has-labels="row" svg:x="1.208cm" svg:y="0.179cm" svg:width="8.479cm" svg:height="7.658cm">
          <chartooo:coordinate-region svg:x="1.935cm" svg:y="0.378cm" svg:width="7.658cm" svg:height="6.812cm"/>
          <chart:axis chart:dimension="x" chart:name="primary-x" chart:style-name="ch3">
            <chart:title svg:x="4.993cm" svg:y="8.016cm" chart:style-name="ch4">
              <text:p>RDkit</text:p>
            </chart:title>
          </chart:axis>
          <chart:axis chart:dimension="y" chart:name="primary-y" chart:style-name="ch3">
            <chart:title svg:x="0.451cm" svg:y="4.37cm" chart:style-name="ch5">
              <text:p>Wiki</text:p>
            </chart:title>
          </chart:axis>
          <chart:series chart:style-name="ch6" chart:values-cell-range-address="Sheet1.F3:Sheet1.F62" chart:class="chart:scatter">
            <chart:domain table:cell-range-address="Sheet1.D3:Sheet1.D62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D3:Sheet1.D62</svg:desc>
                </draw:g>
              </table:table-cell>
              <table:table-cell office:value-type="float" office:value="1.2">
                <text:p>1.2</text:p>
                <draw:g>
                  <svg:desc>Sheet1.F3:Sheet1.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">
                <text:p>1.8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8">
                <text:p>2.0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">
                <text:p>1.9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">
                <text:p>1.8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">
                <text:p>1.7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7">
                <text:p>2.2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">
                <text:p>1.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">
                <text:p>2.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8">
                <text:p>2.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">
                <text:p>1.9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">
                <text:p>1.8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3">
                <text:p>1.97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">
                <text:p>1.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">
                <text:p>2.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">
                <text:p>2.0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">
                <text:p>1.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">
                <text:p>1.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7">
                <text:p>2.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">
                <text:p>2.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6">
                <text:p>2.0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5">
                <text:p>2.1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">
                <text:p>1.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">
                <text:p>1.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